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600000030433B1CAD4FCB56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aksaman" svg:font-family="Laksaman" style:font-pitch="variable"/>
    <style:font-face style:name="Roboto" svg:font-family="Roboto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1394" officeooo:paragraph-rsid="00091394"/>
    </style:style>
    <style:style style:name="P2" style:family="paragraph" style:parent-style-name="Standard">
      <style:paragraph-properties fo:text-align="center" style:justify-single-word="false"/>
      <style:text-properties officeooo:rsid="00091394" officeooo:paragraph-rsid="000dd399"/>
    </style:style>
    <style:style style:name="P3" style:family="paragraph" style:parent-style-name="Standard">
      <style:text-properties style:font-name="Roboto" fo:font-size="12pt" officeooo:rsid="00091394" officeooo:paragraph-rsid="00091394" style:font-size-asian="12pt" style:font-size-complex="12pt"/>
    </style:style>
    <style:style style:name="P4" style:family="paragraph" style:parent-style-name="Standard">
      <style:text-properties style:font-name="Roboto" fo:font-size="12pt" officeooo:rsid="000b09ae" officeooo:paragraph-rsid="000b09ae" style:font-size-asian="12pt" style:font-size-complex="12pt"/>
    </style:style>
    <style:style style:name="P5" style:family="paragraph" style:parent-style-name="Standard">
      <style:text-properties fo:color="#00599d" style:font-name="Roboto" fo:font-size="14pt" officeooo:rsid="000b09ae" officeooo:paragraph-rsid="000b09ae" style:font-size-asian="14pt" style:font-size-complex="14pt"/>
    </style:style>
    <style:style style:name="P6" style:family="paragraph" style:parent-style-name="Standard">
      <style:text-properties fo:color="#579835" style:font-name="Roboto" fo:font-size="14pt" fo:font-weight="bold" officeooo:rsid="000b09ae" officeooo:paragraph-rsid="000b09a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Roboto" fo:font-size="12pt" style:text-underline-style="none" officeooo:rsid="00091394" officeooo:paragraph-rsid="00091394" style:text-blinking="false" fo:background-color="transparent" style:font-size-asian="12pt" style:font-size-complex="12pt" loext:padding="0in" loext:border="none"/>
    </style:style>
    <style:style style:name="P8" style:family="paragraph" style:parent-style-name="Standard">
      <style:paragraph-properties fo:text-align="center" style:justify-single-word="false"/>
      <style:text-properties fo:color="#ef413d" style:font-name="Laksaman" fo:font-size="18pt" fo:font-weight="bold" officeooo:rsid="00091394" officeooo:paragraph-rsid="0010bfd3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ef413d" style:font-name="Laksaman" fo:font-size="18pt" fo:font-weight="bold" officeooo:rsid="0010bfd3" officeooo:paragraph-rsid="0010bfd3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10bfd3" officeooo:paragraph-rsid="0010bfd3" style:letter-kerning="true" style:font-size-asian="12pt" style:font-style-asian="normal" style:font-weight-asian="normal" style:font-size-complex="12pt" style:text-emphasize="none"/>
    </style:style>
    <style:style style:name="P11" style:family="paragraph" style:parent-style-name="Standard" style:list-style-name="L1"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118c7d" officeooo:paragraph-rsid="00118c7d" style:letter-kerning="true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text-properties fo:color="#579835" style:font-name="Roboto" fo:font-size="12pt" fo:font-weight="bold" officeooo:rsid="00091394" officeooo:paragraph-rsid="00118c7d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579835" style:font-name="Roboto" fo:font-size="14pt" fo:font-weight="bold" officeooo:rsid="000b09ae" officeooo:paragraph-rsid="00118c7d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091394" officeooo:paragraph-rsid="00118c7d"/>
    </style:style>
    <style:style style:name="T1" style:family="text">
      <style:text-properties officeooo:rsid="000dd399"/>
    </style:style>
    <style:style style:name="T2" style:family="text">
      <style:text-properties officeooo:rsid="00118c7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tividade<text:span text:style-name="T2">s</text:span> </text:p>
      <text:p text:style-name="P9">Introdução ao React</text:p>
      <text:p text:style-name="P2"/>
      <text:p text:style-name="P5">Professor: André Luís Bordignon</text:p>
      <text:p text:style-name="P5">Disciplina: D<text:span text:style-name="T1">SWL6</text:span></text:p>
      <text:p text:style-name="P1"/>
      <text:p text:style-name="P6">Atividade <text:span text:style-name="T2">1</text:span></text:p>
      <text:p text:style-name="P1"/>
      <text:list xml:id="list2640807585" text:style-name="L1">
        <text:list-item>
          <text:p text:style-name="P10">Crie um novo componente para a aplicação exemplo da aula que retorne somente a imagem de um pequeno livro e coloque esse imagem na frente do nome de cada livro da aplicação. </text:p>
        </text:list-item>
        <text:list-item>
          <text:p text:style-name="P10">Atente que não é para criar a imagem no próprio componente Book e sim criar outro componente e exportar a imagem.</text:p>
        </text:list-item>
      </text:list>
      <text:p text:style-name="P3"/>
      <text:p text:style-name="P7"><text:bookmark text:name="docs-internal-guid-3c1a5425-7fff-4454-8114-da1cdb6b8fee"/><draw:frame draw:style-name="fr1" draw:name="Image1" text:anchor-type="as-char" svg:width="2.1563in" svg:height="0.2244in" draw:z-index="0"><draw:image xlink:href="Pictures/10000201000001D600000030433B1CAD4FCB5637.png" xlink:type="simple" xlink:show="embed" xlink:actuate="onLoad" loext:mime-type="image/png"/></draw:frame></text:p>
      <text:p text:style-name="P3"/>
      <text:p text:style-name="P13">Atividade <text:span text:style-name="T2">2</text:span></text:p>
      <text:p text:style-name="P14"/>
      <text:list xml:id="list171255021154205" text:continue-numbering="true" text:style-name="L1">
        <text:list-item>
          <text:p text:style-name="P11">Implemente na aplicação apresentada uma função para alterar o nome do livro, nome do autor e o número de páginas. </text:p>
        </text:list-item>
      </text:list>
      <text:p text:style-name="P12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aksaman" svg:font-family="Laksaman" style:font-pitch="variable"/>
    <style:font-face style:name="Roboto" svg:font-family="Roboto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4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882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5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4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882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5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paragraph-properties fo:text-align="start" style:justify-single-word="false" fo:orphans="2" fo:widows="2" style:writing-mode="lr-tb"/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Dashed" style:display-name="Arrow Dashed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_7e_LT_7e_Gliederung_20_1" style:display-name="Default_~LT~Gliederung 1" style:family="paragraph" style:default-outline-level="">
      <style:paragraph-properties fo:margin-top="0.14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top="0.0882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top="0.05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1:54:19.909213282</meta:creation-date>
    <meta:generator>LibreOffice/6.4.6.2$Linux_X86_64 LibreOffice_project/40$Build-2</meta:generator>
    <dc:date>2021-01-02T17:12:54.727086130</dc:date>
    <meta:editing-duration>PT53M37S</meta:editing-duration>
    <meta:editing-cycles>7</meta:editing-cycles>
    <meta:document-statistic meta:table-count="0" meta:image-count="1" meta:object-count="0" meta:page-count="1" meta:paragraph-count="10" meta:word-count="90" meta:character-count="504" meta:non-whitespace-character-count="423"/>
  </office:meta>
</office:document-meta>
</file>